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15.18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5.45cm"/>
    </style:style>
    <style:style style:name="co12" style:family="table-column">
      <style:table-column-properties fo:break-before="auto" style:column-width="2.09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11" style:family="table-cell" style:parent-style-name="Default" style:data-style-name="N118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as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loating Requir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</text:p>
          </table:table-cell>
          <table:table-cell office:value-type="float" office:value="800" calcext:value-type="float">
            <text:p>80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2]" office:value-type="currency" office:currency="AUD" office:value="15.6" calcext:value-type="currency">
            <text:p>$15.60</text:p>
          </table:table-cell>
          <table:table-cell table:formula="of:=([.$M$3]/1000)*([.C2]-[.D2])" office:value-type="currency" office:currency="AUD" office:value="15.6" calcext:value-type="currency">
            <text:p>$15.60</text:p>
          </table:table-cell>
          <table:table-cell table:formula="of:=24+24+12" office:value-type="float" office:value="60" calcext:value-type="float">
            <text:p>60 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extra supports to Front Part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Back + Front + Weld Mounts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3]" office:value-type="currency" office:currency="AUD" office:value="3.9" calcext:value-type="currency">
            <text:p>$3.90</text:p>
          </table:table-cell>
          <table:table-cell table:formula="of:=([.$M$3]/1000)*([.C3]-[.D3])" office:value-type="currency" office:currency="AUD" office:value="3.9" calcext:value-type="currency">
            <text:p>$3.90</text:p>
          </table:table-cell>
          <table:table-cell office:value-type="float" office:value="10" calcext:value-type="float">
            <text:p>10 h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M3]*[.$N$2]" office:value-type="currency" office:currency="AUD" office:value="12.87" calcext:value-type="currency">
            <text:p>$12.87</text:p>
          </table:table-cell>
          <table:table-cell table:style-name="ce3" table:formula="of:=[.$M3]*[.$O$2]" office:value-type="currency" office:currency="AUD" office:value="10.92" calcext:value-type="currency">
            <text:p>$10.92</text:p>
          </table:table-cell>
        </table:table-row>
        <table:table-row table:style-name="ro1">
          <table:table-cell office:value-type="string" calcext:value-type="string">
            <text:p>Scales Back</text:p>
          </table:table-cell>
          <table:table-cell office:value-type="string" calcext:value-type="string">
            <text:p>Scales: 0 + 1 + 2 + 3</text:p>
          </table:table-cell>
          <table:table-cell office:value-type="float" office:value="480" calcext:value-type="float">
            <text:p>48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4]" office:value-type="currency" office:currency="AUD" office:value="9.36" calcext:value-type="currency">
            <text:p>$9.36</text:p>
          </table:table-cell>
          <table:table-cell table:formula="of:=([.$M$3]/1000)*([.C4]-[.D4])" office:value-type="currency" office:currency="AUD" office:value="9.36" calcext:value-type="currency">
            <text:p>$9.36</text:p>
          </table:table-cell>
          <table:table-cell office:value-type="float" office:value="21" calcext:value-type="float">
            <text:p>21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Scales Front</text:p>
          </table:table-cell>
          <table:table-cell office:value-type="string" calcext:value-type="string">
            <text:p>Scales: 1 + 2 + 3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5]" office:value-type="currency" office:currency="AUD" office:value="3.9" calcext:value-type="currency">
            <text:p>$3.90</text:p>
          </table:table-cell>
          <table:table-cell table:formula="of:=([.$M$3]/1000)*([.C5]-[.D5])" office:value-type="currency" office:currency="AUD" office:value="3.9" calcext:value-type="currency">
            <text:p>$3.90</text:p>
          </table:table-cell>
          <table:table-cell office:value-type="float" office:value="7" calcext:value-type="float">
            <text:p>7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Main Misc</text:p>
          </table:table-cell>
          <table:table-cell office:value-type="string" calcext:value-type="string">
            <text:p>Vent Guide + Mask + Maw Top + Top Scale</text:p>
          </table:table-cell>
          <table:table-cell office:value-type="float" office:value="280" calcext:value-type="float">
            <text:p>28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6]" office:value-type="currency" office:currency="AUD" office:value="5.46" calcext:value-type="currency">
            <text:p>$5.46</text:p>
          </table:table-cell>
          <table:table-cell table:formula="of:=([.$M$3]/1000)*([.C6]-[.D6])" office:value-type="currency" office:currency="AUD" office:value="5.46" calcext:value-type="currency">
            <text:p>$5.46</text:p>
          </table:table-cell>
          <table:table-cell office:value-type="float" office:value="13" calcext:value-type="float">
            <text:p>13 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dded support required</text:p>
          </table:table-cell>
          <table:table-cell/>
          <table:table-cell office:value-type="string" calcext:value-type="string">
            <text:p>Filament</text:p>
          </table:table-cell>
          <table:table-cell table:style-name="ce2" table:formula="of:=SUM([.C:.C])" office:value-type="float" office:value="6320" calcext:value-type="float">
            <text:p>6320 g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7]" office:value-type="currency" office:currency="AUD" office:value="5.265" calcext:value-type="currency">
            <text:p>$5.27</text:p>
          </table:table-cell>
          <table:table-cell table:formula="of:=([.$M$3]/1000)*([.C7]-[.D7])" office:value-type="currency" office:currency="AUD" office:value="5.265" calcext:value-type="currency">
            <text:p>$5.27</text:p>
          </table:table-cell>
          <table:table-cell office:value-type="float" office:value="24" calcext:value-type="float">
            <text:p>24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Cost</text:p>
          </table:table-cell>
          <table:table-cell table:style-name="ce3" table:formula="of:=SUM([.F:.F])" office:value-type="currency" office:currency="AUD" office:value="123.24" calcext:value-type="currency">
            <text:p>$123.24</text:p>
          </table:table-cell>
          <table:table-cell table:style-name="ce3" table:number-columns-repeated="2"/>
        </table:table-row>
        <table:table-row table:style-name="ro1">
          <table:table-cell table:number-columns-repeated="2" office:value-type="string" calcext:value-type="string">
            <text:p>Head Restrain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8]" office:value-type="currency" office:currency="AUD" office:value="3.9" calcext:value-type="currency">
            <text:p>$3.90</text:p>
          </table:table-cell>
          <table:table-cell table:formula="of:=([.$M$3]/1000)*([.C8]-[.D8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style-name="ce5" table:formula="of:=INT(SUM([.$H:.$H])/24) &amp; &quot;d &quot; &amp; MOD(SUM([.$H:.$H]);24) &amp; &quot;h&quot;" office:value-type="string" office:string-value="14d 2h" calcext:value-type="string">
            <text:p>14d 2h</text:p>
          </table:table-cell>
          <table:table-cell table:style-name="ce11"/>
          <table:table-cell table:style-name="ce3"/>
        </table:table-row>
        <table:table-row table:style-name="ro1">
          <table:table-cell office:value-type="string" calcext:value-type="string">
            <text:p>Fin Lights</text:p>
          </table:table-cell>
          <table:table-cell office:value-type="string" calcext:value-type="string">
            <text:p>Right + Lef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9]" office:value-type="currency" office:currency="AUD" office:value="3.9" calcext:value-type="currency">
            <text:p>$3.90</text:p>
          </table:table-cell>
          <table:table-cell table:formula="of:=([.$M$3]/1000)*([.C9]-[.D9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 H</text:p>
          </table:table-cell>
          <table:table-cell table:style-name="ce11" table:formula="of:=SUM([.H:.H])" office:value-type="float" office:value="338" calcext:value-type="float">
            <text:p>338 h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formula="of:=([.$M$3]/1000)*[.C10]" office:value-type="currency" office:currency="AUD" office:value="0" calcext:value-type="currency">
            <text:p>$0.00</text:p>
          </table:table-cell>
          <table:table-cell table:formula="of:=([.$M$3]/1000)*([.C10]-[.D1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1]" office:value-type="currency" office:currency="AUD" office:value="0" calcext:value-type="currency">
            <text:p>$0.00</text:p>
          </table:table-cell>
          <table:table-cell table:formula="of:=([.$M$3]/1000)*([.C11]-[.D11])" office:value-type="currency" office:currency="AUD" office:value="0" calcext:value-type="currency">
            <text:p>$0.00</text:p>
          </table:table-cell>
          <table:table-cell/>
          <table:table-cell table:formula="of:=SUM([.H2:.H9])" office:value-type="float" office:value="159" calcext:value-type="float">
            <text:p>159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2]" office:value-type="currency" office:currency="AUD" office:value="0" calcext:value-type="currency">
            <text:p>$0.00</text:p>
          </table:table-cell>
          <table:table-cell table:formula="of:=([.$M$3]/1000)*([.C12]-[.D1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3]" office:value-type="currency" office:currency="AUD" office:value="0" calcext:value-type="currency">
            <text:p>$0.00</text:p>
          </table:table-cell>
          <table:table-cell table:formula="of:=([.$M$3]/1000)*([.C13]-[.D1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4]" office:value-type="currency" office:currency="AUD" office:value="0" calcext:value-type="currency">
            <text:p>$0.00</text:p>
          </table:table-cell>
          <table:table-cell table:formula="of:=([.$M$3]/1000)*([.C14]-[.D14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 + Back Top Scale + 4 Bar</text:p>
          </table:table-cell>
          <table:table-cell office:value-type="float" office:value="1110" calcext:value-type="float">
            <text:p>1110 g</text:p>
          </table:table-cell>
          <table:table-cell office:value-type="float" office:value="690" calcext:value-type="float">
            <text:p>690 g</text:p>
          </table:table-cell>
          <table:table-cell office:value-type="string" calcext:value-type="string">
            <text:p>White</text:p>
          </table:table-cell>
          <table:table-cell table:formula="of:=([.$M$3]/1000)*[.C15]" office:value-type="currency" office:currency="AUD" office:value="21.645" calcext:value-type="currency">
            <text:p>$21.65</text:p>
          </table:table-cell>
          <table:table-cell table:formula="of:=([.$M$3]/1000)*([.C15]-[.D15])" office:value-type="currency" office:currency="AUD" office:value="8.19" calcext:value-type="currency">
            <text:p>$8.19</text:p>
          </table:table-cell>
          <table:table-cell table:formula="of:=(24*2)+15" office:value-type="float" office:value="63" calcext:value-type="float">
            <text:p>63 h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Black</text:p>
          </table:table-cell>
          <table:table-cell office:value-type="string" calcext:value-type="string">
            <text:p>Jaw Front + Jaw Back + Weld Mounts + Front Scales + Back Restraint + Fin Holders</text:p>
          </table:table-cell>
          <table:table-cell office:value-type="float" office:value="640" calcext:value-type="float">
            <text:p>640 g</text:p>
          </table:table-cell>
          <table:table-cell office:value-type="float" office:value="440" calcext:value-type="float">
            <text:p>440 g</text:p>
          </table:table-cell>
          <table:table-cell office:value-type="string" calcext:value-type="string">
            <text:p>Black</text:p>
          </table:table-cell>
          <table:table-cell table:formula="of:=([.$M$3]/1000)*[.C16]" office:value-type="currency" office:currency="AUD" office:value="12.48" calcext:value-type="currency">
            <text:p>$12.48</text:p>
          </table:table-cell>
          <table:table-cell table:formula="of:=([.$M$3]/1000)*([.C16]-[.D16])" office:value-type="currency" office:currency="AUD" office:value="3.9" calcext:value-type="currency">
            <text:p>$3.90</text:p>
          </table:table-cell>
          <table:table-cell table:formula="of:=24*2" office:value-type="float" office:value="48" calcext:value-type="float">
            <text:p>48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7]" office:value-type="currency" office:currency="AUD" office:value="0" calcext:value-type="currency">
            <text:p>$0.00</text:p>
          </table:table-cell>
          <table:table-cell table:formula="of:=([.$M$3]/1000)*([.C17]-[.D1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8]" office:value-type="currency" office:currency="AUD" office:value="0" calcext:value-type="currency">
            <text:p>$0.00</text:p>
          </table:table-cell>
          <table:table-cell table:formula="of:=([.$M$3]/1000)*([.C18]-[.D18])" office:value-type="currency" office:currency="AUD" office:value="0" calcext:value-type="currency">
            <text:p>$0.00</text:p>
          </table:table-cell>
          <table:table-cell/>
          <table:table-cell table:formula="of:=SUM([.H15:.H17])" office:value-type="float" office:value="111" calcext:value-type="float">
            <text:p>111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9]" office:value-type="currency" office:currency="AUD" office:value="0" calcext:value-type="currency">
            <text:p>$0.00</text:p>
          </table:table-cell>
          <table:table-cell table:formula="of:=([.$M$3]/1000)*([.C19]-[.D1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0]" office:value-type="currency" office:currency="AUD" office:value="0" calcext:value-type="currency">
            <text:p>$0.00</text:p>
          </table:table-cell>
          <table:table-cell table:formula="of:=([.$M$3]/1000)*([.C20]-[.D2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 + Back Top Scale + 4 Bar</text:p>
          </table:table-cell>
          <table:table-cell office:value-type="float" office:value="900" calcext:value-type="float">
            <text:p>900 g</text:p>
          </table:table-cell>
          <table:table-cell office:value-type="float" office:value="700" calcext:value-type="float">
            <text:p>700 g</text:p>
          </table:table-cell>
          <table:table-cell office:value-type="string" calcext:value-type="string">
            <text:p>White</text:p>
          </table:table-cell>
          <table:table-cell table:formula="of:=([.$M$3]/1000)*[.C21]" office:value-type="currency" office:currency="AUD" office:value="17.55" calcext:value-type="currency">
            <text:p>$17.55</text:p>
          </table:table-cell>
          <table:table-cell table:formula="of:=([.$M$3]/1000)*([.C21]-[.D21])" office:value-type="currency" office:currency="AUD" office:value="3.9" calcext:value-type="currency">
            <text:p>$3.90</text:p>
          </table:table-cell>
          <table:table-cell office:value-type="float" office:value="28" calcext:value-type="float">
            <text:p>28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ucture</text:p>
          </table:table-cell>
          <table:table-cell office:value-type="string" calcext:value-type="string">
            <text:p>Substructure + Top Plate + LED Matrix Mounts x2</text:p>
          </table:table-cell>
          <table:table-cell office:value-type="float" office:value="350" calcext:value-type="float">
            <text:p>350 g</text:p>
          </table:table-cell>
          <table:table-cell office:value-type="float" office:value="240" calcext:value-type="float">
            <text:p>240 g</text:p>
          </table:table-cell>
          <table:table-cell office:value-type="string" calcext:value-type="string">
            <text:p>Black</text:p>
          </table:table-cell>
          <table:table-cell table:formula="of:=([.$M$3]/1000)*[.C22]" office:value-type="currency" office:currency="AUD" office:value="6.825" calcext:value-type="currency">
            <text:p>$6.83</text:p>
          </table:table-cell>
          <table:table-cell table:formula="of:=([.$M$3]/1000)*([.C22]-[.D22])" office:value-type="currency" office:currency="AUD" office:value="2.145" calcext:value-type="currency">
            <text:p>$2.15</text:p>
          </table:table-cell>
          <table:table-cell office:value-type="float" office:value="16" calcext:value-type="float">
            <text:p>16 h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Black</text:p>
          </table:table-cell>
          <table:table-cell office:value-type="string" calcext:value-type="string">
            <text:p>Jaw Front + Jaw Back + Weld Mounts + Front Scales</text:p>
          </table:table-cell>
          <table:table-cell office:value-type="float" office:value="400" calcext:value-type="float">
            <text:p>400 g</text:p>
          </table:table-cell>
          <table:table-cell office:value-type="float" office:value="330" calcext:value-type="float">
            <text:p>330 g</text:p>
          </table:table-cell>
          <table:table-cell office:value-type="string" calcext:value-type="string">
            <text:p>Black</text:p>
          </table:table-cell>
          <table:table-cell table:formula="of:=([.$M$3]/1000)*[.C23]" office:value-type="currency" office:currency="AUD" office:value="7.8" calcext:value-type="currency">
            <text:p>$7.80</text:p>
          </table:table-cell>
          <table:table-cell table:formula="of:=([.$M$3]/1000)*([.C23]-[.D23])" office:value-type="currency" office:currency="AUD" office:value="1.365" calcext:value-type="currency">
            <text:p>$1.37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Shell Black</text:p>
          </table:table-cell>
          <table:table-cell office:value-type="string" calcext:value-type="string">
            <text:p>Vent Guide + Mask + Maw Top + Top Scale</text:p>
          </table:table-cell>
          <table:table-cell office:value-type="float" office:value="290" calcext:value-type="float">
            <text:p>290 g</text:p>
          </table:table-cell>
          <table:table-cell office:value-type="float" office:value="190" calcext:value-type="float">
            <text:p>190 g</text:p>
          </table:table-cell>
          <table:table-cell office:value-type="string" calcext:value-type="string">
            <text:p>Black</text:p>
          </table:table-cell>
          <table:table-cell table:formula="of:=([.$M$3]/1000)*[.C24]" office:value-type="currency" office:currency="AUD" office:value="5.655" calcext:value-type="currency">
            <text:p>$5.66</text:p>
          </table:table-cell>
          <table:table-cell table:formula="of:=([.$M$3]/1000)*([.C24]-[.D24])" office:value-type="currency" office:currency="AUD" office:value="1.95" calcext:value-type="currency">
            <text:p>$1.95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25]" office:value-type="currency" office:currency="AUD" office:value="0" calcext:value-type="currency">
            <text:p>$0.00</text:p>
          </table:table-cell>
          <table:table-cell table:formula="of:=([.$M$3]/1000)*([.C25]-[.D25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6]" office:value-type="currency" office:currency="AUD" office:value="0" calcext:value-type="currency">
            <text:p>$0.00</text:p>
          </table:table-cell>
          <table:table-cell table:formula="of:=([.$M$3]/1000)*([.C26]-[.D26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7]" office:value-type="currency" office:currency="AUD" office:value="0" calcext:value-type="currency">
            <text:p>$0.00</text:p>
          </table:table-cell>
          <table:table-cell table:formula="of:=([.$M$3]/1000)*([.C27]-[.D2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8]" office:value-type="currency" office:currency="AUD" office:value="0" calcext:value-type="currency">
            <text:p>$0.00</text:p>
          </table:table-cell>
          <table:table-cell table:formula="of:=([.$M$3]/1000)*([.C28]-[.D28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9]" office:value-type="currency" office:currency="AUD" office:value="0" calcext:value-type="currency">
            <text:p>$0.00</text:p>
          </table:table-cell>
          <table:table-cell table:formula="of:=([.$M$3]/1000)*([.C29]-[.D2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0]" office:value-type="currency" office:currency="AUD" office:value="0" calcext:value-type="currency">
            <text:p>$0.00</text:p>
          </table:table-cell>
          <table:table-cell table:formula="of:=([.$M$3]/1000)*([.C30]-[.D3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1]" office:value-type="currency" office:currency="AUD" office:value="0" calcext:value-type="currency">
            <text:p>$0.00</text:p>
          </table:table-cell>
          <table:table-cell table:formula="of:=([.$M$3]/1000)*([.C31]-[.D31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2]" office:value-type="currency" office:currency="AUD" office:value="0" calcext:value-type="currency">
            <text:p>$0.00</text:p>
          </table:table-cell>
          <table:table-cell table:formula="of:=([.$M$3]/1000)*([.C32]-[.D3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3]" office:value-type="currency" office:currency="AUD" office:value="0" calcext:value-type="currency">
            <text:p>$0.00</text:p>
          </table:table-cell>
          <table:table-cell table:formula="of:=([.$M$3]/1000)*([.C33]-[.D3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number:number-style style:name="N119">
      <number:number number:decimal-places="0" number:min-decimal-places="0" number:min-integer-digits="1"/>
      <number:text> KG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02:51:32.64442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5.2$Windows_X86_64 LibreOffice_project/03d19516eb2e1dd5d4ccd751a0d6f35f35e08022</meta:generator>
    <dc:date>2025-10-16T04:39:23.061184700</dc:date>
    <meta:editing-duration>PT13H16M37S</meta:editing-duration>
    <meta:editing-cycles>18</meta:editing-cycles>
    <meta:document-statistic meta:table-count="4" meta:cell-count="195" meta:object-count="0"/>
  </office:meta>
</office:document-meta>
</file>